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8299in" style:rel-column-width="4166*"/>
    </style:style>
    <style:style style:name="Table1.B" style:family="table-column">
      <style:table-column-properties style:column-width="1.6563in" style:rel-column-width="2438*"/>
    </style:style>
    <style:style style:name="Table1.C" style:family="table-column">
      <style:table-column-properties style:column-width="2.2076in" style:rel-column-width="3250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7688in" fo:margin-left="-0.075in" table:align="left" style:writing-mode="lr-tb"/>
    </style:style>
    <style:style style:name="Table2.A" style:family="table-column">
      <style:table-column-properties style:column-width="2.9299in"/>
    </style:style>
    <style:style style:name="Table2.B" style:family="table-column">
      <style:table-column-properties style:column-width="1.6736in"/>
    </style:style>
    <style:style style:name="Table2.C" style:family="table-column">
      <style:table-column-properties style:column-width="2.1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6944in" fo:keep-together="auto"/>
    </style:style>
    <style:style style:name="Table2.4" style:family="table-row">
      <style:table-row-properties style:min-row-height="3.3306in" fo:keep-together="auto"/>
    </style:style>
    <style:style style:name="Table2.5" style:family="table-row">
      <style:table-row-properties style:min-row-height="0.3813in" fo:keep-together="auto"/>
    </style:style>
    <style:style style:name="Table2.8" style:family="table-row">
      <style:table-row-properties style:min-row-height="0.3354in" fo:keep-together="auto"/>
    </style:style>
    <style:style style:name="Table2.9" style:family="table-row">
      <style:table-row-properties style:min-row-height="0.4264in" fo:keep-together="auto"/>
    </style:style>
    <style:style style:name="Table2.A9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.B9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6931in" style:rel-width="100%" fo:margin-left="-0.075in" table:align="left" style:writing-mode="lr-tb"/>
    </style:style>
    <style:style style:name="Table3.A" style:family="table-column">
      <style:table-column-properties style:column-width="0.5889in" style:rel-column-width="867*"/>
    </style:style>
    <style:style style:name="Table3.B" style:family="table-column">
      <style:table-column-properties style:column-width="5.4146in" style:rel-column-width="7972*"/>
    </style:style>
    <style:style style:name="Table3.C" style:family="table-column">
      <style:table-column-properties style:column-width="0.6896in" style:rel-column-width="101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/>
      <style:text-properties officeooo:paragraph-rsid="00249f06"/>
    </style:style>
    <style:style style:name="P5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10" style:family="paragraph" style:parent-style-name="Standard">
      <style:text-properties fo:text-transform="uppercase" fo:color="#ff0000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19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20" style:family="paragraph" style:parent-style-name="Standard">
      <style:paragraph-properties fo:line-height="150%"/>
      <style:text-properties fo:color="#ff0000" fo:font-size="14pt" style:font-size-asian="14pt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color="#ff0000" fo:font-size="14pt" style:font-size-asian="14pt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23" style:family="paragraph" style:parent-style-name="Standard">
      <style:paragraph-properties fo:line-height="150%" style:snap-to-layout-grid="false"/>
      <style:text-properties fo:color="#ff0000" fo:font-size="14pt" style:font-size-asian="14pt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color="#ff0000" fo:font-size="14pt" fo:language="en" fo:country="US" style:font-size-asian="14pt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26" style:family="paragraph" style:parent-style-name="Standard">
      <style:text-properties fo:color="#ff0000" fo:font-size="14pt" fo:letter-spacing="-0.0016in" fo:language="en" fo:country="US" style:font-size-asian="14pt" style:font-size-complex="14pt"/>
    </style:style>
    <style:style style:name="P27" style:family="paragraph" style:parent-style-name="Standard">
      <style:text-properties fo:color="#ff0000" fo:font-size="14pt" fo:letter-spacing="-0.0016in" style:font-size-asian="14pt" style:font-size-complex="14pt"/>
    </style:style>
    <style:style style:name="P28" style:family="paragraph" style:parent-style-name="Standard">
      <style:text-properties fo:color="#ff0000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/>
      <style:text-properties fo:color="#ff0000" fo:font-size="10pt" style:font-size-asian="10pt" style:font-size-complex="14pt"/>
    </style:style>
    <style:style style:name="P30" style:family="paragraph" style:parent-style-name="Standard">
      <style:paragraph-properties style:snap-to-layout-grid="false"/>
      <style:text-properties fo:color="#c9211e" fo:font-size="14pt" style:font-size-asian="14pt" style:font-size-complex="14pt"/>
    </style:style>
    <style:style style:name="P31" style:family="paragraph" style:parent-style-name="Standard">
      <style:text-properties fo:color="#000000" fo:font-size="14pt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1df9aa" officeooo:paragraph-rsid="001df9aa" style:font-name-asian="Times New Roman" style:font-size-asian="14pt" style:font-name-complex="Times New Roman" style:font-size-complex="14pt" style:language-complex="ar" style:country-complex="SA"/>
    </style:style>
    <style:style style:name="P33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297396" officeooo:paragraph-rsid="00297396" style:font-name-asian="Times New Roman" style:font-size-asian="14pt" style:font-name-complex="Times New Roman" style:font-size-complex="14pt" style:language-complex="ar" style:country-complex="SA"/>
    </style:style>
    <style:style style:name="P34" style:family="paragraph" style:parent-style-name="Standard">
      <style:paragraph-properties fo:line-height="150%"/>
      <style:text-properties style:use-window-font-color="true" officeooo:paragraph-rsid="00249f06"/>
    </style:style>
    <style:style style:name="P35" style:family="paragraph" style:parent-style-name="Standard">
      <style:paragraph-properties fo:line-height="150%"/>
      <style:text-properties style:use-window-font-color="true" fo:font-size="14pt" fo:language="en" fo:country="US" style:font-size-asian="14pt" style:font-size-complex="14pt"/>
    </style:style>
    <style:style style:name="P36" style:family="paragraph" style:parent-style-name="Standard">
      <style:paragraph-properties style:snap-to-layout-grid="false"/>
      <style:text-properties style:use-window-font-color="true" fo:font-size="14pt" fo:language="en" fo:country="US" style:font-size-asian="14pt" style:font-size-complex="14pt"/>
    </style:style>
    <style:style style:name="P37" style:family="paragraph" style:parent-style-name="Standard">
      <style:text-properties style:use-window-font-color="true" fo:font-size="14pt" style:font-size-asian="14pt" style:font-size-complex="14pt"/>
    </style:style>
    <style:style style:name="P38" style:family="paragraph" style:parent-style-name="Standard">
      <style:paragraph-properties style:snap-to-layout-grid="false"/>
      <style:text-properties style:use-window-font-color="true" fo:font-size="14pt" style:font-size-asian="14pt" style:font-size-complex="14pt"/>
    </style:style>
    <style:style style:name="P39" style:family="paragraph" style:parent-style-name="Standard">
      <style:paragraph-properties fo:line-height="150%" fo:text-align="center" style:justify-single-word="false" fo:break-before="page"/>
    </style:style>
    <style:style style:name="P40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text-transform="uppercase"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in" fo:margin-right="0in" fo:line-height="150%" fo:text-indent="0.4925in" style:auto-text-indent="false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6a5e0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style:font-size-asian="14pt" style:font-size-complex="14pt"/>
    </style:style>
    <style:style style:name="P46" style:family="paragraph" style:parent-style-name="Standard">
      <style:paragraph-properties fo:margin-left="0in" fo:margin-right="0in" fo:text-indent="0.4925in" style:auto-text-indent="false"/>
      <style:text-properties fo:color="#ff0000" fo:font-size="14pt" fo:letter-spacing="-0.0016in" style:font-size-asian="14pt" style:font-size-complex="14pt"/>
    </style:style>
    <style:style style:name="P47" style:family="paragraph" style:parent-style-name="Standard">
      <style:paragraph-properties fo:margin-left="0in" fo:margin-right="0in" fo:line-height="150%" fo:text-indent="0.4925in" style:auto-text-indent="false"/>
      <style:text-properties fo:color="#ff0000" fo:font-size="14pt" fo:font-weight="bold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in" fo:margin-right="0in" fo:line-height="150%" fo:text-indent="0.492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fo:font-size="14pt" fo:language="en" fo:country="US" style:font-size-asian="14pt" style:font-size-complex="14pt"/>
    </style:style>
    <style:style style:name="P50" style:family="paragraph" style:parent-style-name="Standard">
      <style:paragraph-properties fo:margin-left="0in" fo:margin-right="0in" fo:line-height="150%" fo:text-indent="0.0984in" style:auto-text-indent="false"/>
      <style:text-properties fo:font-size="14pt" style:font-size-asian="14pt" style:font-size-complex="14pt" style:font-weight-complex="bold"/>
    </style:style>
    <style:style style:name="P51" style:family="paragraph" style:parent-style-name="Standard">
      <style:paragraph-properties fo:margin-left="0in" fo:margin-right="0in" fo:line-height="150%" fo:text-indent="0.0984in" style:auto-text-indent="false"/>
      <style:text-properties fo:font-size="14pt" fo:language="en" fo:country="US" style:font-size-asian="14pt" style:font-size-complex="14pt" style:font-weight-complex="bold"/>
    </style:style>
    <style:style style:name="P5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5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4" style:family="paragraph" style:parent-style-name="Standard">
      <style:text-properties style:use-window-font-color="true" fo:font-size="14pt" style:font-size-asian="14pt" style:font-size-complex="14pt"/>
    </style:style>
    <style:style style:name="P55" style:family="paragraph" style:parent-style-name="Standard">
      <style:paragraph-properties fo:line-height="150%"/>
      <style:text-properties style:use-window-font-color="true" fo:font-size="14pt" style:font-size-asian="14pt" style:font-size-complex="14pt"/>
    </style:style>
    <style:style style:name="P5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df9aa" officeooo:paragraph-rsid="0025e0f9" style:font-name-asian="Times New Roman" style:font-size-asian="14pt" style:font-name-complex="Times New Roman" style:font-size-complex="14pt" style:language-complex="ar" style:country-complex="SA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fo:color="#ff0000"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fo:text-transform="uppercase" style:use-window-font-color="true" style:font-name="Times New Roman" fo:font-size="14pt" fo:letter-spacing="0.0035in" fo:language="none" fo:country="none" fo:font-weight="bold" officeooo:rsid="001d9e7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officeooo:rsid="00249f06" style:font-size-asian="14pt" style:font-size-complex="14pt"/>
    </style:style>
    <style:style style:name="T8" style:family="text">
      <style:text-properties fo:font-size="14pt" officeooo:rsid="0025e0f9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en" fo:country="US" style:font-size-asian="14pt" style:font-size-complex="14pt" style:font-weight-complex="bold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1df9aa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5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2ab102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6" style:family="text">
      <style:text-properties fo:color="#ff0000" fo:font-size="14pt" style:font-size-asian="14pt" style:font-size-complex="14pt"/>
    </style:style>
    <style:style style:name="T17" style:family="text">
      <style:text-properties fo:color="#ff0000" fo:font-size="14pt" fo:language="en" fo:country="US" fo:font-weight="bold" style:font-size-asian="14pt" style:font-weight-asian="bold" style:font-size-complex="14pt" style:font-weight-complex="bold"/>
    </style:style>
    <style:style style:name="T18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000000" fo:font-size="14pt" fo:language="en" fo:country="US" style:font-size-asian="14pt" style:font-size-complex="14pt"/>
    </style:style>
    <style:style style:name="T22" style:family="text">
      <style:text-properties fo:color="#000000" style:font-name="Times New Roman" fo:font-size="14pt" fo:language="en" fo:country="US" officeooo:rsid="001dd6e1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fo:color="#000000" style:font-name="Times New Roman" fo:font-size="14pt" fo:language="en" fo:country="US" officeooo:rsid="001df9aa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fo:color="#000000" style:font-name="Times New Roman" fo:font-size="14pt" fo:language="ru" fo:country="RU" officeooo:rsid="001dd6e1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fo:color="#000000" style:font-name="Times New Roman" fo:font-size="14pt" fo:language="ru" fo:country="RU" officeooo:rsid="001df9aa" style:font-name-asian="Times New Roman" style:font-size-asian="14pt" style:font-name-complex="Times New Roman" style:font-size-complex="14pt" style:language-complex="ar" style:country-complex="SA"/>
    </style:style>
    <style:style style:name="T26" style:family="text">
      <style:text-properties style:use-window-font-color="true" fo:font-size="14pt" officeooo:rsid="0026a5e0" style:font-size-asian="14pt" style:font-size-complex="14pt"/>
    </style:style>
    <style:style style:name="T27" style:family="text">
      <style:text-properties style:use-window-font-color="true" fo:font-size="14pt" officeooo:rsid="00274e9d" style:font-size-asian="14pt" style:font-size-complex="14pt"/>
    </style:style>
    <style:style style:name="T28" style:family="text">
      <style:text-properties style:use-window-font-color="true" style:font-name="Times New Roman" fo:font-size="14pt" fo:language="ru" fo:country="RU" officeooo:rsid="0020a74c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style:use-window-font-color="true" style:font-name="Times New Roman" fo:font-size="14pt" fo:language="ru" fo:country="RU" officeooo:rsid="00227b23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style:use-window-font-color="true" style:font-name="Times New Roman" fo:font-size="14pt" fo:language="ru" fo:country="RU" officeooo:rsid="00274e9d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officeooo:rsid="002b8244"/>
    </style:style>
    <style:style style:name="T32" style:family="text">
      <style:text-properties officeooo:rsid="002d1d8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ИНОБРНАУКИ РОССИИ</text:p>
      <text:p text:style-name="P6">Санкт-Петербургский государственный</text:p>
      <text:p text:style-name="P6">электротехнический университет </text:p>
      <text:p text:style-name="P6">«ЛЭТИ» им. В.И. Ульянова (Ленина)</text:p>
      <text:p text:style-name="P11">Кафедра МО ЭВМ</text:p>
      <text:p text:style-name="P11"/>
      <text:p text:style-name="P15"/>
      <text:p text:style-name="P15"/>
      <text:p text:style-name="P15"/>
      <text:p text:style-name="P15"/>
      <text:p text:style-name="P15"/>
      <text:p text:style-name="P52"><text:span text:style-name="Название_20_книги"><text:span text:style-name="T2">отч</text:span></text:span><text:span text:style-name="Название_20_книги"><text:span text:style-name="T4">ё</text:span></text:span><text:span text:style-name="Название_20_книги"><text:span text:style-name="T2">т</text:span></text:span></text:p>
      <text:p text:style-name="P11">по учебной практике</text:p>
      <text:p text:style-name="P3"><text:span text:style-name="Название_20_книги"><text:span text:style-name="T13">Тема: </text:span></text:span><text:span text:style-name="Название_20_книги"><text:span text:style-name="T14"><text:s/></text:span></text:span><text:span text:style-name="Название_20_книги"><text:span text:style-name="T15">Копатель оффлайн</text:span></text:span></text:p>
      <text:p text:style-name="P15"/>
      <text:p text:style-name="P15"/>
      <text:p text:style-name="P15"/>
      <text:p text:style-name="P15"/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0">Студент гр. </text:span><text:span text:style-name="T22">83</text:span><text:span text:style-name="T23">81</text:span></text:p>
          </table:table-cell>
          <table:table-cell table:style-name="Table1.B1" office:value-type="string">
            <text:p text:style-name="P30"/>
          </table:table-cell>
          <table:table-cell table:style-name="Table1.A1" office:value-type="string">
            <text:p text:style-name="P32">Почаев Н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0">Студентка гр. </text:span><text:span text:style-name="T21">8</text:span><text:span text:style-name="T20">3</text:span><text:span text:style-name="T24">81</text:span></text:p>
          </table:table-cell>
          <table:table-cell table:style-name="Table1.B2" office:value-type="string">
            <text:p text:style-name="P30"/>
          </table:table-cell>
          <table:table-cell table:style-name="Table1.A1" office:value-type="string">
            <text:p text:style-name="P32">Лисок М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0">Студент гр. </text:span><text:span text:style-name="T21">8</text:span><text:span text:style-name="T20">3</text:span><text:span text:style-name="T24">81</text:span></text:p>
          </table:table-cell>
          <table:table-cell table:style-name="Table1.B2" office:value-type="string">
            <text:p text:style-name="P30"/>
          </table:table-cell>
          <table:table-cell table:style-name="Table1.A1" office:value-type="string">
            <text:p text:style-name="P32">Перелыгин Д.С.</text:p>
          </table:table-cell>
        </table:table-row>
        <table:table-row table:style-name="Table1.1">
          <table:table-cell table:style-name="Table1.A1" office:value-type="string">
            <text:p text:style-name="P31">Руководитель</text:p>
          </table:table-cell>
          <table:table-cell table:style-name="Table1.B2" office:value-type="string">
            <text:p text:style-name="P30"/>
          </table:table-cell>
          <table:table-cell table:style-name="Table1.A1" office:value-type="string">
            <text:p text:style-name="P33">Фирсов М.А.</text:p>
          </table:table-cell>
        </table:table-row>
      </table:table>
      <text:p text:style-name="P17"/>
      <text:p text:style-name="P17"/>
      <text:p text:style-name="P17">Санкт-Петербург</text:p>
      <text:p text:style-name="P3"><text:span text:style-name="T6">20</text:span><text:span text:style-name="T12">20</text:span></text:p>
      <text:p text:style-name="P40">ЗАДАНИЕ</text:p>
      <text:p text:style-name="P6">на учебную практику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34"><text:span text:style-name="T5">Студент </text:span><text:span text:style-name="T25">Почаев Н.А.</text:span><text:span text:style-name="T5"> группы 83</text:span><text:span text:style-name="T7">81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4"><text:span text:style-name="T5">Студент</text:span><text:span text:style-name="T8">ка</text:span><text:span text:style-name="T5"> </text:span><text:span text:style-name="T25">Лисок М.А. </text:span><text:span text:style-name="T5">группы 83</text:span><text:span text:style-name="T7">81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34"><text:span text:style-name="T5">Студент </text:span><text:span text:style-name="T25">Перелыгин Д.С.</text:span><text:span text:style-name="T5"> группы 83</text:span><text:span text:style-name="T7">81</text:span></text:p>
            <text:p text:style-name="P55">Тема практики: <text:span text:style-name="T31">п</text:span>рименение алгоритмы Дейкстры для поиска кратчайшего пути на 2D карте в контексте <text:span text:style-name="T32">задачи</text:span></text:p>
            <text:p text:style-name="P35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14">Задание на практику:</text:p>
            <text:p text:style-name="P14">Командная итеративная разработка визуализатора алгоритма(ов) на Java с графическим интерфейсом.</text:p>
            <text:p text:style-name="P2"><text:span text:style-name="T5">Алгоритм:</text:span><text:span text:style-name="T16"> </text:span><text:span text:style-name="T28">алгоритм </text:span><text:span text:style-name="T29">Д</text:span><text:span text:style-name="T28">ейкстры</text:span><text:span text:style-name="T5">.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5">Сроки прохождения практики: </text:span><text:span text:style-name="T11">29</text:span><text:span text:style-name="T5">.0</text:span><text:span text:style-name="T11">6</text:span><text:span text:style-name="T5">.20</text:span><text:span text:style-name="T11">20</text:span><text:span text:style-name="T5"> – </text:span><text:span text:style-name="T11">12</text:span><text:span text:style-name="T5">.07.20</text:span><text:span text:style-name="T11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5">Дата сдачи отчета: </text:span><text:span text:style-name="T16">00</text:span><text:span text:style-name="T5">.</text:span><text:span text:style-name="T11">07</text:span><text:span text:style-name="T5">.20</text:span><text:span text:style-name="T11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5">Дата защиты отчета: </text:span><text:span text:style-name="T16">00</text:span><text:span text:style-name="T5">.</text:span><text:span text:style-name="T11">07</text:span><text:span text:style-name="T5">.20</text:span><text:span text:style-name="T11">20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37">Студент</text:p>
          </table:table-cell>
          <table:table-cell table:style-name="Table2.B9" office:value-type="string">
            <text:p text:style-name="P36"/>
          </table:table-cell>
          <table:table-cell table:style-name="Table2.A9" office:value-type="string">
            <text:p text:style-name="P56">Почаев Н.А.</text:p>
          </table:table-cell>
        </table:table-row>
        <table:table-row table:style-name="Table2.9">
          <table:table-cell table:style-name="Table2.A9" office:value-type="string">
            <text:p text:style-name="P37">Студентка</text:p>
          </table:table-cell>
          <table:table-cell table:style-name="Table2.B10" office:value-type="string">
            <text:p text:style-name="P38"/>
          </table:table-cell>
          <table:table-cell table:style-name="Table2.A9" office:value-type="string">
            <text:p text:style-name="P56">Лисок М.А.</text:p>
          </table:table-cell>
        </table:table-row>
        <table:table-row table:style-name="Table2.9">
          <table:table-cell table:style-name="Table2.A9" office:value-type="string">
            <text:p text:style-name="P37">Студент</text:p>
          </table:table-cell>
          <table:table-cell table:style-name="Table2.B10" office:value-type="string">
            <text:p text:style-name="P38"/>
          </table:table-cell>
          <table:table-cell table:style-name="Table2.A9" office:value-type="string">
            <text:p text:style-name="P56">Перелыгин Д.С.</text:p>
          </table:table-cell>
        </table:table-row>
        <table:table-row table:style-name="Table2.9">
          <table:table-cell table:style-name="Table2.A9" office:value-type="string">
            <text:p text:style-name="P37">Руководитель</text:p>
          </table:table-cell>
          <table:table-cell table:style-name="Table2.B10" office:value-type="string">
            <text:p text:style-name="P38"/>
          </table:table-cell>
          <table:table-cell table:style-name="Table2.A9" office:value-type="string">
            <text:p text:style-name="P33">Фирсов М.А.</text:p>
          </table:table-cell>
        </table:table-row>
      </table:table>
      <text:p text:style-name="P8"/>
      <text:p text:style-name="P40">Аннотация</text:p>
      <text:p text:style-name="P41"/>
      <text:p text:style-name="P44"><text:span text:style-name="T26">Целью выполнения данной работы является практическое применения алгоритмы Дейкстры. Созданная программа </text:span><text:span text:style-name="T27">выполняет визуализацию двумерной карты, состоящей из блоков разных типов - руды, выделенные типы которых образуют зоны с 0-ой стоимостью прохода — жила, когда проход по основной руде образует стоимость рёбер между жилами. </text:span><text:span text:style-name="T30">Задачей</text:span><text:span text:style-name="T27"> является нахождение оптимального </text:span><text:span text:style-name="T30">пути</text:span><text:span text:style-name="T27"> персонажа с поверхности (точка </text:span><text:span text:style-name="T27"><draw:frame draw:style-name="fr1" draw:name="Объект1" text:anchor-type="as-char" svg:y="-0.152in" svg:width="0.4173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7">) до случайно сгенерированной точки на нижнем уровне — портала.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9">Summary</text:p>
      <text:p text:style-name="P9"/>
      <text:p text:style-name="P49">The purpose of this work is a practical application of the Dijkstra algorithm. Created the program performs visualization of two-dimensional maps consisting of different ore types selected which form a zone with a 0-th cost of passage — lived when a pass is on the main ore forms the cost of edges between cores. The task is to find the optimal path of the character from the surface (point) to a randomly generated point on the lower level — the portal.</text:p>
      <text:p text:style-name="P26"/>
      <text:p text:style-name="P40">содержание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6">Введение</text:p>
          </table:table-cell>
          <table:table-cell table:style-name="Table3.A1" office:value-type="string">
            <text:p text:style-name="P17">5</text:p>
          </table:table-cell>
        </table:table-row>
        <table:table-row table:style-name="Table3.1">
          <table:table-cell table:style-name="Table3.A1" office:value-type="string">
            <text:p text:style-name="P16">1.</text:p>
          </table:table-cell>
          <table:table-cell table:style-name="Table3.A1" office:value-type="string">
            <text:p text:style-name="P20">Требования к программе</text:p>
          </table:table-cell>
          <table:table-cell table:style-name="Table3.A1" office:value-type="string">
            <text:p text:style-name="P17">6</text:p>
          </table:table-cell>
        </table:table-row>
        <table:table-row table:style-name="Table3.1">
          <table:table-cell table:style-name="Table3.A1" office:value-type="string">
            <text:p text:style-name="P50">1.1.</text:p>
          </table:table-cell>
          <table:table-cell table:style-name="Table3.A1" office:value-type="string">
            <text:p text:style-name="P20">Исходные требования к программе*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50">1.2.</text:p>
          </table:table-cell>
          <table:table-cell table:style-name="Table3.A1" office:value-type="string">
            <text:p text:style-name="P20">Уточнение требований после сдачи прототипа</text:p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50">1.3.</text:p>
            <text:p text:style-name="P51">1.4</text:p>
          </table:table-cell>
          <table:table-cell table:style-name="Table3.A1" office:value-type="string">
            <text:p text:style-name="P20">Уточнение требований после сдачи 1-ой версии</text:p>
            <text:p text:style-name="P20">Уточнение требований после сдачи 2-ой версии</text:p>
          </table:table-cell>
          <table:table-cell table:style-name="Table3.A1" office:value-type="string">
            <text:p text:style-name="P21">0</text:p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16">2.</text:p>
          </table:table-cell>
          <table:table-cell table:style-name="Table3.A1" office:value-type="string">
            <text:p text:style-name="P16">План разработки и распределение ролей в бригаде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50">2.1.</text:p>
          </table:table-cell>
          <table:table-cell table:style-name="Table3.A1" office:value-type="string">
            <text:p text:style-name="P16">План разработки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50">2.2.</text:p>
          </table:table-cell>
          <table:table-cell table:style-name="Table3.A1" office:value-type="string">
            <text:p text:style-name="P16">Распределение ролей в бригаде</text:p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16">3.</text:p>
          </table:table-cell>
          <table:table-cell table:style-name="Table3.A1" office:value-type="string">
            <text:p text:style-name="P20">Особенности реализации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50">3.1.</text:p>
          </table:table-cell>
          <table:table-cell table:style-name="Table3.A1" office:value-type="string">
            <text:p text:style-name="P20">Структуры данных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50">3.2.</text:p>
          </table:table-cell>
          <table:table-cell table:style-name="Table3.A1" office:value-type="string">
            <text:p text:style-name="P20">Основные методы</text:p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50">3.3</text:p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16">4.</text:p>
          </table:table-cell>
          <table:table-cell table:style-name="Table3.A1" office:value-type="string">
            <text:p text:style-name="P20">Тестирование</text:p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50">4.1</text:p>
          </table:table-cell>
          <table:table-cell table:style-name="Table3.A1" office:value-type="string">
            <text:p text:style-name="P20">Тестирование графического интерфейса</text:p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50">4.2</text:p>
          </table:table-cell>
          <table:table-cell table:style-name="Table3.A1" office:value-type="string">
            <text:p text:style-name="P20">Тестирование кода алгоритма</text:p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50">4.3</text:p>
          </table:table-cell>
          <table:table-cell table:style-name="Table3.A1" office:value-type="string">
            <text:p text:style-name="P20">…</text:p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16">Заключение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6">Список использованных источников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0">Приложение А. Исходный код – только в электронном виде</text:p>
          </table:table-cell>
          <table:table-cell table:style-name="Table3.A1" office:value-type="string">
            <text:p text:style-name="P21">0</text:p>
          </table:table-cell>
        </table:table-row>
      </table:table>
      <text:p text:style-name="P13"/>
      <text:p text:style-name="P40">введение</text:p>
      <text:p text:style-name="P41"/>
      <text:p text:style-name="P45">Кратко описать цель и задачи практики, а также реализуемый алгоритм и его применение.</text:p>
      <text:p text:style-name="P46"/>
      <text:p text:style-name="P40">1. требования к программе</text:p>
      <text:p text:style-name="P7"/>
      <text:p text:style-name="P42"><text:span text:style-name="T10">1.1. </text:span><text:span text:style-name="T18">Исходные Требования к программе</text:span></text:p>
      <text:p text:style-name="P20">Подраздел «Исходные Требования к программе» следует разбить на подразделы 2-го уровня (1.1.1 – требования к вводу исходных данных, 1.1.2 – требования к визуализации и т.д.)</text:p>
      <text:p text:style-name="P42"><text:span text:style-name="T10">1.2. </text:span><text:span text:style-name="T18">Уточнение требований после</text:span><text:span text:style-name="T17">...</text:span></text:p>
      <text:p text:style-name="P39"><text:span text:style-name="T9">2</text:span><text:span text:style-name="T1">. План разработки и распределение ролей в бригаде</text:span></text:p>
      <text:p text:style-name="P7"/>
      <text:p text:style-name="P48">2.1. План разработки</text:p>
      <text:p text:style-name="P48"/>
      <text:p text:style-name="P48">2.2. Распределение ролей в бригаде</text:p>
      <text:p text:style-name="P12"/>
      <text:p text:style-name="P40">3. Особенности реализации</text:p>
      <text:p text:style-name="P7"/>
      <text:p text:style-name="P42"><text:span text:style-name="T10">3.1. </text:span><text:span text:style-name="T18">Структуры данных</text:span></text:p>
      <text:p text:style-name="P47"/>
      <text:p text:style-name="P42"><text:span text:style-name="T10">3.2. </text:span><text:span text:style-name="T18">Основные методы</text:span></text:p>
      <text:p text:style-name="P28"/>
      <text:p text:style-name="P10"/>
      <text:p text:style-name="P40">4. тестирование</text:p>
      <text:p text:style-name="P7"/>
      <text:p text:style-name="P42"><text:span text:style-name="T10">4.1. </text:span><text:span text:style-name="T18">Первый подраздел третьего раздела</text:span></text:p>
      <text:p text:style-name="P47"/>
      <text:p text:style-name="P42"><text:span text:style-name="T10">4.2. </text:span><text:span text:style-name="T18">Второй подраздел третьего раздела</text:span></text:p>
      <text:p text:style-name="P28"/>
      <text:p text:style-name="P40">заключение</text:p>
      <text:p text:style-name="P41"/>
      <text:p text:style-name="P45">Кратко подвести итоги, проанализировать соответствие поставленной цели и полученного результата.</text:p>
      <text:p text:style-name="P27"/>
      <text:p text:style-name="P40">список использованных источников</text:p>
      <text:p text:style-name="P5"/>
      <text:p text:style-name="P43"><text:span text:style-name="T19">Ниже представлены примеры библиографического описания, </text:span><text:span text:style-name="T3">В качестве названия источника</text:span><text:span text:style-name="T19"> в примерах приводится вариант, в котором применяется то или иное библиографическое описание.</text:span></text:p>
      <text:p text:style-name="P45">1. Иванов И. И. Книга одного-трех авторов. М.: Издательство, 2010. 000 с.</text:p>
      <text:p text:style-name="P45">2. Книга четырех авторов / И. И. Иванов, П. П. Петров, С. С. Сидоров, В. В. Васильев. СПб.: Издательство, 2010. 000 с.</text:p>
      <text:p text:style-name="P45">3. Книга пяти и более авторов / И. И. Иванов, П. П. Петров, С. С. Сидоров и др.. СПб.: Издательство, 2010. 000 с.</text:p>
      <text:p text:style-name="P45">4. Описание книги под редакцией / под ред. И.И. Иванова СПб., Издательство, 2010. 000 с.</text:p>
      <text:p text:style-name="P45">5. Иванов И.И. Описание учебного пособия и текста лекций: учеб. пособие. СПб.: Изд-во СПбГЭТУ «ЛЭТИ», 2010. 000 с.</text:p>
      <text:p text:style-name="P45">6. Описание методических указаний / сост.: И.И. Иванов, П.П. Петров. СПб.: Изд-во СПбГЭТУ «ЛЭТИ», 2010. 000 с.</text:p>
      <text:p text:style-name="P45">7. Иванов И.И. Описание статьи с одним-тремя авторами из журнала // Название журнала. 2010, вып. (№) 00. С. 000–000.</text:p>
      <text:p text:style-name="P45">8. Описание статьи с четырьмя и более авторами из журнала / И. И. Иванов, П. П. Петров, С. С. Сидоров и др. // Название журнала. 2010, вып. (№) 00. С. 000–000.</text:p>
      <text:p text:style-name="P45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p>
      <text:p text:style-name="P45">10. Описание тезисов 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p>
      <text:p text:style-name="P45">11. Описание электронного ресурса // Наименование сайта. URL: http://east-front.narod.ru/memo/latchford.htm (дата обращения: 00.00.2010).</text:p>
      <text:p text:style-name="P45"><text:soft-page-break/>12. ГОСТ 0.0–00. Описание стандартов. М.: Изд-во стандартов, 2010.</text:p>
      <text:p text:style-name="P45">13. Пат. RU 00000000. Описание патентных документов / И. И. Иванов, П. П. Петров, С. С. Сидоров. Опубл. 00.00.2010. Бюл. № 00.</text:p>
      <text:p text:style-name="P45">14. <text:bookmark text:name="_GoBack"/>Иванов И.И. Описание авторефератов диссертаций: автореф. дисс. канд. техн. наук / СПбГЭТУ «ЛЭТИ», СПБ, 2010.</text:p>
      <text:p text:style-name="P45">15. Описание федерального закона: Федер. закон [принят Гос. Думой 00.00.2010] // Собрание законодательств РФ. 2010. № 00. Ст. 00. С. 000–000.</text:p>
      <text:p text:style-name="P45">16. Описание федерального постановления: постановление Правительства Рос. Федерации от 00.00.2010 № 00000 // Опубликовавшее издание. 2010. № 0. С. 000–000.</text:p>
      <text:p text:style-name="P45">17. Описание указа: указ Президента РФ от 00.00.2010 № 00 // Опубликовавшее издание. 2010. № 0. С. 000–000.</text:p>
      <text:p text:style-name="P27"/>
      <text:p text:style-name="P40">приложение А</text:p>
      <text:p text:style-name="P6">Название приложения</text:p>
      <text:p text:style-name="P29">полный код программы должен быть в приложении, печатать его не надо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none" fo:country="none" fo:font-style="italic" style:font-name-asian="Calibri" style:font-family-asian="Calibri" style:font-family-generic-asian="swiss" style:font-pitch-asian="variable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language="none" fo:country="none" fo:font-weight="bold" style:font-name-asian="Calibri" style:font-family-asian="Calibri" style:font-family-generic-asian="swiss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language="none" fo:country="non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language="none" fo:country="none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language="none" fo:country="none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fo:language="none" fo:country="none" style:font-name-asian="Calibri" style:font-family-asian="Calibri" style:font-family-generic-asian="swiss" style:font-pitch-asian="variable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none" fo:country="none" fo:font-weight="bold" style:font-name-asian="Calibri" style:font-family-asian="Calibri" style:font-family-generic-asian="swiss" style:font-pitch-asian="variable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size-complex="10pt" style:language-complex="ar" style:country-complex="SA"/>
    </style:style>
    <style:style style:name="Head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fo:language="none" fo:country="none" style:font-name-asian="Calibri" style:font-family-asian="Calibri" style:font-family-generic-asian="swiss" style:font-pitch-asian="variable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fo:language="none" fo:country="non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fo:language="none" fo:country="none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fo:language="none" fo:country="none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fo:language="none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3937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dc:description/>
    <meta:initial-creator>SAP</meta:initial-creator>
    <meta:creation-date>2015-11-10T19:53:00</meta:creation-date>
    <dc:date>2020-07-08T22:47:47.361321375</dc:date>
    <meta:print-date>2015-07-17T12:06:00</meta:print-date>
    <meta:editing-cycles>20</meta:editing-cycles>
    <meta:editing-duration>PT1H47M3S</meta:editing-duration>
    <meta:generator>LibreOffice/6.3.6.2$Linux_X86_64 LibreOffice_project/30$Build-2</meta:generator>
    <meta:document-statistic meta:table-count="3" meta:image-count="0" meta:object-count="1" meta:page-count="13" meta:paragraph-count="138" meta:word-count="853" meta:character-count="5606" meta:non-whitespace-character-count="4889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n>0,0</mn>
      </mrow>
      <mo fence="true" stretchy="false">)</mo>
    </mrow>
    <annotation encoding="StarMath 5.0">(0,0)</annotation>
  </semantics>
</math>
</file>